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5.94cm" fo:min-width="12.09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a933" draw:marker-start-width="0.359cm" draw:marker-end-width="0.359cm" svg:stroke-opacity="100%" draw:fill="none" draw:textarea-horizontal-align="justify" draw:textarea-vertical-align="middle" draw:auto-grow-height="false" fo:min-height="17.748cm" fo:min-width="17.49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a933" draw:marker-start-width="0.359cm" draw:marker-end-width="0.359cm" svg:stroke-opacity="100%" draw:fill="none" draw:textarea-horizontal-align="justify" draw:textarea-vertical-align="middle" draw:auto-grow-height="false" fo:min-height="8.696cm" fo:min-width="8.446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a933" draw:marker-start-width="0.359cm" draw:marker-end-width="0.359cm" svg:stroke-opacity="100%" draw:fill="none" draw:textarea-horizontal-align="justify" draw:textarea-vertical-align="middle" draw:auto-grow-height="false" fo:min-height="6.434cm" fo:min-width="6.18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a933" draw:marker-start-width="0.359cm" draw:marker-end-width="0.359cm" svg:stroke-opacity="100%" draw:fill="none" draw:textarea-horizontal-align="justify" draw:textarea-vertical-align="middle" draw:auto-grow-height="false" fo:min-height="1.908cm" fo:min-width="1.65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25.244cm" fo:min-width="24.99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12.444cm" fo:min-width="12.1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6.044cm" fo:min-width="5.7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2.844cm" fo:min-width="5.79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6.4cm" svg:x="102.4cm" svg:y="51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4cm" svg:y1="56.2cm" svg:x2="104cm" svg:y2="41.2cm">
          <text:p text:style-name="P2"><text:span text:style-name="T1">l1</text:span></text:p>
        </draw:line>
        <draw:line draw:style-name="gr3" draw:text-style-name="P1" draw:layer="layout" svg:x1="96cm" svg:y1="60.8cm" svg:x2="108.8cm" svg:y2="48cm">
          <text:p/>
        </draw:line>
        <draw:line draw:style-name="gr3" draw:text-style-name="P1" draw:layer="layout" svg:x1="105.6cm" svg:y1="54.4cm" svg:x2="99.2cm" svg:y2="48cm">
          <text:p/>
        </draw:line>
        <draw:line draw:style-name="gr3" draw:text-style-name="P1" draw:layer="layout" svg:x1="110cm" svg:y1="54.98cm" svg:x2="104cm" svg:y2="52.8cm">
          <text:p/>
        </draw:line>
        <draw:custom-shape draw:style-name="gr4" draw:text-style-name="P1" draw:layer="layout" svg:width="25.6cm" svg:height="25.6cm" svg:x="96cm" svg:y="4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2.8cm" svg:height="12.8cm" svg:x="96cm" svg:y="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.6cm" svg:height="9.6cm" svg:x="104cm" svg:y="4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3.2cm" svg:x="107.2cm" svg:y="5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5.6cm" svg:height="25.6cm" draw:transform="rotate (-0.785398163397448) translate (108.624cm 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5.6cm" svg:height="25.6cm" draw:transform="rotate (-0.785398163397448) translate (102.324cm 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2.8cm" svg:height="12.8cm" draw:transform="rotate (0.523598775598299) translate (108.8cm 5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6.4cm" svg:height="6.4cm" svg:x="105.6cm" svg:y="50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6.4cm" svg:height="6.4cm" draw:transform="rotate (0.785398163397448) translate (104.275cm 5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4cm" svg:height="3.2cm" draw:transform="rotate (0.523598775598299) translate (105.23cm 54.61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4.8cm" fo:page-height="10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21T11:30:12.114643546</meta:creation-date>
    <dc:date>2024-10-26T18:49:35.177175188</dc:date>
    <dc:creator>Aurel Wisse</dc:creator>
    <meta:editing-duration>PT4H32M</meta:editing-duration>
    <meta:editing-cycles>18</meta:editing-cycles>
    <meta:generator>LibreOffice/7.3.7.2$Linux_X86_64 LibreOffice_project/30$Build-2</meta:generator>
    <meta:document-statistic meta:object-count="15"/>
  </office:meta>
</office:document-meta>
</file>